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Pre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Pre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PreTransformer.startTransformingElement(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ssionPreTransformer.endTransformingElement( String uri , String 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ssionPreTransformer.SessionPr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eTransformer.start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